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false"/>
    </style:style>
    <style:style style:name="ro4" style:family="table-row">
      <style:table-row-properties style:row-height="0.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cm"/>
      <style:text-properties fo:font-style="normal" style:text-underline-style="none" style:font-style-asian="normal" style:font-style-complex="normal"/>
    </style:style>
    <style:style style:name="ce6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933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9"/>
        <table:table-row table:style-name="ro1">
          <table:table-cell table:style-name="ce13" office:value-type="string" calcext:value-type="string">
            <text:p>题目</text:p>
          </table:table-cell>
          <table:table-cell table:style-name="Default" office:value-type="string" calcext:value-type="string">
            <text:p>时间</text:p>
          </table:table-cell>
          <table:table-cell office:value-type="string" calcext:value-type="string">
            <text:p>标签1</text:p>
          </table:table-cell>
          <table:table-cell office:value-type="string" calcext:value-type="string">
            <text:p>标签2</text:p>
          </table:table-cell>
          <table:table-cell office:value-type="string" calcext:value-type="string">
            <text:p>标签3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1">
          <table:table-cell table:style-name="ce13" office:value-type="string" calcext:value-type="string">
            <text:p>[模板]扩展欧拉定理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欧拉定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[模板]ST 表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[模板]树状数组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树状数组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区间方差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线段树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13" office:value-type="string" calcext:value-type="string">
            <text:p>[JRKSJ]R2]01 序列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约数研究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string" calcext:value-type="string">
            <text:p>余数求和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回首过去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滑动窗口/[模板]单调队列</text:p>
          </table:table-cell>
          <table:table-cell office:value-type="date" office:date-value="2022-06-12" calcext:value-type="date">
            <text:p>2022-06-12</text:p>
          </table:table-cell>
          <table:table-cell office:value-type="string" calcext:value-type="string">
            <text:p>单调队列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LNOI2022] 吃</text:p>
          </table:table-cell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stified Jungle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思维考察</text:p>
          </table:table-cell>
          <table:table-cell/>
          <table:table-cell table:style-name="ce1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最大食物链计数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模板]BSGS可爱的质数</text:p>
          </table:table-cell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找单词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CSP-S-2021]回文</text:p>
          </table:table-cell>
          <table:table-cell office:value-type="date" office:date-value="2022-06-19" calcext:value-type="date">
            <text:p>2022-06-19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CSP-S-2021]廊桥分配</text:p>
          </table:table-cell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SNOI2022]垃圾回收</text:p>
          </table:table-cell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21] 报数 </text:p>
          </table:table-cell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JROI-4]分数 </text:p>
          </table:table-cell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+B Problem(高精)</text:p>
          </table:table-cell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高精度运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三只小猪</text:p>
          </table:table-cell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小Z的神奇数列</text:p>
          </table:table-cell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常数优化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模板]Prufer 序列</text:p>
          </table:table-cell>
          <table:table-cell table:style-name="ce7" office:value-type="date" office:date-value="2022-07-14" calcext:value-type="date">
            <text:p>2022-07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prufer序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HAOI2016]食物链</text:p>
          </table:table-cell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Polya定理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1995]石子合并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关路灯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8]魔力环</text:p>
          </table:table-cell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9]幻想乡数学竞赛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棋盘分割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多少个1?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模板]多项式乘法(FFT) 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幸运数字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离散化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跑路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最短路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访问美术馆</text:p>
          </table:table-cell>
          <table:table-cell table:style-name="ce7" office:value-type="date" office:date-value="2022-07-18" calcext:value-type="date">
            <text:p>2022-07-18</text:p>
          </table:table-cell>
          <table:table-cell table:style-name="ce6" office:value-type="string" calcext:value-type="string">
            <text:p>动态规划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扩展 BSGS/exBSGS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[SDOI2011]计算器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*B Problem升级版(FFT) 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二次剩余 </text:p>
          </table:table-cell>
          <table:table-cell table:style-name="ce11" office:value-type="date" office:date-value="2022-07-20" calcext:value-type="date">
            <text:p>2022-07-20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二次剩余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杜教筛（Sum） </text:p>
          </table:table-cell>
          <table:table-cell table:style-name="ce7" office:value-type="date" office:date-value="2022-07-20" calcext:value-type="date">
            <text:p>2022-07-20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杜教筛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CD SUM</text:p>
          </table:table-cell>
          <table:table-cell table:style-name="ce7" office:value-type="date" office:date-value="2022-07-21" calcext:value-type="date">
            <text:p>2022-07-2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莫比乌斯反演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8]情侣？给我烧了！ 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二项式反演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情侣？给我烧了！(加强版 )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TJOI2019]唱、跳、rap和篮球</text:p>
          </table:table-cell>
          <table:table-cell table:style-name="ce7" office:value-type="date" office:date-value="2022-07-24" calcext:value-type="date">
            <text:p>2022-07-2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 office:value-type="string" calcext:value-type="string">
            <text:p>二项式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HNOI2004]树的计数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prufer序列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[模板]原根 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原根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[TJOI2009] 猜数字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中国剩余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卢卡斯定理/Lucas 定理 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SHOI2015]超能粒子炮·改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ZJOI2007]时态同步</text:p>
          </table:table-cell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树形DP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模板]多项式乘法逆 </text:p>
          </table:table-cell>
          <table:table-cell office:value-type="date" office:date-value="2022-07-31" calcext:value-type="date">
            <text:p>2022-07-3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多项式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拯救世界 </text:p>
          </table:table-cell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12 提高组] 同余方程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ZJOI2010] 数字计数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ZJOI2010]排列计数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<text:s/>[USACO12FEB]Cow IDs S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位运算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anging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对角线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无聊的数列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线段树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模板]乘法逆元 2 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逆元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[POI2014]PAN-Solar Panels</text:p>
          </table:table-cell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模板]Pollard-Rho算法 </text:p>
          </table:table-cell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Pollard-Rho</text:p>
          </table:table-cell>
          <table:table-cell office:value-type="string" calcext:value-type="string">
            <text:p>Miller-Rabin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小A与两位神仙</text:p>
          </table:table-cell>
          <table:table-cell office:value-type="date" office:date-value="2022-08-07" calcext:value-type="date">
            <text:p>2022-08-0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原根</text:p>
          </table:table-cell>
          <table:table-cell office:value-type="string" calcext:value-type="string">
            <text:p>Pollard-Rho</text:p>
          </table:table-cell>
          <table:table-cell table:style-name="ce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SHOI2002] 百事世界杯之旅</text:p>
          </table:table-cell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期望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SU! </text:p>
          </table:table-cell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AHOI2009] 同类分布</text:p>
          </table:table-cell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table:style-name="ce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Rooks Defenders</text:p>
          </table:table-cell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数据结构</text:p>
          </table:table-cell>
          <table:table-cell table:style-name="ce13" office:value-type="string" calcext:value-type="string">
            <text:p>线段树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[SCOI 2009]windy数</text:p>
          </table:table-cell>
          <table:table-cell office:value-type="date" office:date-value="2022-08-12" calcext:value-type="date">
            <text:p>2022-08-12</text:p>
          </table:table-cell>
          <table:table-cell table:style-name="ce13"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花神的数论题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互不侵犯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状压DP</text:p>
          </table:table-cell>
          <table:table-cell/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炮兵阵地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状压DP</text:p>
          </table:table-cell>
          <table:table-cell/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[NOIP1999 提高组]旅行家的预算 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贪心</text:p>
          </table:table-cell>
          <table:table-cell office:value-type="string" calcext:value-type="string">
            <text:p>搜索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uel Economy S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贪心</text:p>
          </table:table-cell>
          <table:table-cell office:value-type="string" calcext:value-type="string">
            <text:p>搜索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idc,想想看</text:p>
          </table:table-cell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线段树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队列安排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模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后缀表达式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模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21] 数列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21] 方差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思维考察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美丽的序列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单调栈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POI2003] Monkeys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HNOI2002]营业额统计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STL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家谱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>
            <text:p>Strip</text:p>
          </table:table-cell>
          <table:table-cell office:value-type="date" office:date-value="2022-08-21" calcext:value-type="date">
            <text:p>2022-08-21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st表</text:p>
          </table:table-cell>
          <table:table-cell table:style-name="ce13"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JSOI2008] 星球大战</text:p>
          </table:table-cell>
          <table:table-cell office:value-type="date" office:date-value="2022-08-21" calcext:value-type="date">
            <text:p>2022-08-21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[模板]最小生成树 </text:p>
          </table:table-cell>
          <table:table-cell office:value-type="date" office:date-value="2022-08-21" calcext:value-type="date">
            <text:p>2022-08-21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最小生成树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3" office:value-type="string" calcext:value-type="string">
            <text:p>[USACO04OPEN] Cube Stacking</text:p>
          </table:table-cell>
          <table:table-cell office:value-type="date" office:date-value="2022-08-22" calcext:value-type="date">
            <text:p>2022-08-22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并查集</text:p>
          </table:table-cell>
          <table:table-cell table:style-name="ce13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海滩防御</text:p>
          </table:table-cell>
          <table:table-cell office:value-type="date" office:date-value="2022-08-23" calcext:value-type="date">
            <text:p>2022-08-23</text:p>
          </table:table-cell>
          <table:table-cell table:style-name="ce13" office:value-type="string" calcext:value-type="string">
            <text:p>最短路</text:p>
          </table:table-cell>
          <table:table-cell table:style-name="ce13" office:value-type="string" calcext:value-type="string">
            <text:p>dijkstra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已经没有什么好害怕的了</text:p>
          </table:table-cell>
          <table:table-cell office:value-type="date" office:date-value="2022-08-23" calcext:value-type="date">
            <text:p>2022-08-23</text:p>
          </table:table-cell>
          <table:table-cell table:style-name="ce13" office:value-type="string" calcext:value-type="string">
            <text:p>数学</text:p>
          </table:table-cell>
          <table:table-cell table:style-name="ce13" office:value-type="string" calcext:value-type="string">
            <text:p>二项式反演</text:p>
          </table:table-cell>
          <table:table-cell table:style-name="ce13" office:value-type="string" calcext:value-type="string">
            <text:p>DP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table:style-name="ce13" office:value-type="string" calcext:value-type="string">
            <text:p>XOR的艺术</text:p>
          </table:table-cell>
          <table:table-cell office:value-type="date" office:date-value="2022-08-23" calcext:value-type="date">
            <text:p>2022-08-23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线段树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上帝造题的七分钟 2 / 花神游历各国</text:p>
          </table:table-cell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装箱问题</text:p>
          </table:table-cell>
          <table:table-cell office:value-type="date" office:date-value="2022-08-24" calcext:value-type="date">
            <text:p>2022-08-24</text:p>
          </table:table-cell>
          <table:table-cell table:style-name="ce13" office:value-type="string" calcext:value-type="string">
            <text:p>动态规划</text:p>
          </table:table-cell>
          <table:table-cell table:style-name="ce13" office:value-type="string" calcext:value-type="string">
            <text:p>背包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shmokh and ACM</text:p>
          </table:table-cell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3" office:value-type="string" calcext:value-type="string">
            <text:p>四方定理</text:p>
          </table:table-cell>
          <table:table-cell office:value-type="date" office:date-value="2022-08-24" calcext:value-type="date">
            <text:p>2022-08-24</text:p>
          </table:table-cell>
          <table:table-cell table:style-name="ce13" office:value-type="string" calcext:value-type="string">
            <text:p>动态规划</text:p>
          </table:table-cell>
          <table:table-cell table:style-name="ce13" table:number-columns-repeated="2"/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摆花</text:p>
          </table:table-cell>
          <table:table-cell office:value-type="date" office:date-value="2022-08-25" calcext:value-type="date">
            <text:p>2022-08-25</text:p>
          </table:table-cell>
          <table:table-cell table:style-name="ce13"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篝火晚会</text:p>
          </table:table-cell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置换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<text:s/>Bad Luck Island</text:p>
          </table:table-cell>
          <table:table-cell office:value-type="date" office:date-value="2022-08-25" calcext:value-type="date">
            <text:p>2022-08-25</text:p>
          </table:table-cell>
          <table:table-cell table:style-name="ce13"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F8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time-style style:name="N118">
      <number:minutes number:style="long"/>
      <number:text>分</number:text>
      <number:seconds number:style="long" number:decimal-places="2"/>
      <number:text>秒</number:text>
    </number:time-style>
    <number:time-style style:name="N119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date-style style:name="N122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6P0"/>
    </number:currency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4P0"/>
    </number:currency-style>
    <number:date-style style:name="N135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1">
      <number:day number:calendar="jewish"/>
      <number:text> </number:text>
      <number:month number:calendar="jewish" number:style="long" number:textual="true"/>
    </number:date-style>
    <number:date-style style:name="N142">
      <number:month number:calendar="jewish" number:style="long" number:textual="true"/>
      <number:text> </number:text>
      <number:day number:calendar="jewish"/>
    </number:date-style>
    <number:date-style style:name="N143">
      <number:month number:calendar="jewish" number:style="long" number:textual="true"/>
      <number:text> </number:text>
      <number:year number:calendar="jewish" number:style="long"/>
    </number:date-style>
    <number:date-style style:name="N144">
      <number:month number:calendar="jewish" number:style="long" number:textual="true"/>
    </number:date-style>
    <number:currency-style style:name="N146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46"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48"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48P0"/>
    </number:currency-style>
    <number:currency-style style:name="N149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0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HK">HK$</number:currency-symbol>
      <number:number number:decimal-places="2" number:min-decimal-places="0" number:min-integer-digits="1" number:decimal-replacement="--" number:grouping="true"/>
    </number:currency-style>
    <number:currency-style style:name="N152">
      <style:text-properties fo:color="#ff0000"/>
      <number:text>-</number:text>
      <number:currency-symbol number:language="en" number:country="HK">HK$</number:currency-symbol>
      <number:number number:decimal-places="2" number:min-decimal-places="0" number:min-integer-digits="1" number:decimal-replacement="--" number:grouping="true"/>
      <style:map style:condition="value()&gt;=0" style:apply-style-name="N152P0"/>
    </number:currency-style>
    <number:currency-style style:name="N154P0" style:volatile="true"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4">
      <number:text>-</number:text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6">
      <number:text>-</number:text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6T14:43:08.865880707</meta:creation-date>
    <dc:date>2022-08-26T07:37:03.090000000</dc:date>
    <meta:editing-duration>PT7H41M1S</meta:editing-duration>
    <meta:editing-cycles>102</meta:editing-cycles>
    <meta:generator>LibreOffice/7.3.5.2$Windows_X86_64 LibreOffice_project/184fe81b8c8c30d8b5082578aee2fed2ea847c01</meta:generator>
    <meta:document-statistic meta:table-count="1" meta:cell-count="471" meta:object-count="0"/>
  </office:meta>
</office:document-meta>
</file>